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77mm"/>
    </style:style>
    <style:style style:name="co2" style:family="table-column">
      <style:table-column-properties fo:break-before="auto" style:column-width="61.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75.35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см. больше здесь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alculating&lt;TSourceItem&gt;.Value </text:p>
            <text:p>возвращает значне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 свойство ScalarCalculating&lt;TSourceItem&gt;.Value  возвращает значнеие по умолчанию  для типа TSourceItem или значение  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pplications-of-usingtresult-extention-method" xlink:type="simple">here</text:a> and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4:38:23.9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3-16T14:56:40.215000000</dc:date>
    <meta:generator>LibreOffice/6.3.0.4$Windows_X86_64 LibreOffice_project/057fc023c990d676a43019934386b85b21a9ee99</meta:generator>
    <meta:editing-duration>PT26M13S</meta:editing-duration>
    <meta:editing-cycles>5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